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102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0.9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 style:data-style-name="N99">
      <style:table-cell-properties fo:background-color="transparent"/>
    </style:style>
    <style:style style:name="ce1" style:family="table-cell" style:parent-style-name="Default" style:data-style-name="N99"/>
    <style:style style:name="ce4" style:family="table-cell" style:parent-style-name="Default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_table.$A$2:$data_table.$A$59])" table:allow-empty-cell="true" table:display-list="unsorted" table:base-cell-address="data_field.B1">
          <table:error-message table:message-type="stop" table:display="true"/>
        </table:content-validation>
        <table:content-validation table:name="val2" table:condition="of:cell-content-is-in-list([$data_table.$A$2:$data_table.$A$59])" table:allow-empty-cell="true" table:display-list="unsorted" table:base-cell-address="data_field.D1">
          <table:error-message table:message-type="stop" table:display="true"/>
        </table:content-validation>
        <table:content-validation table:name="val3" table:condition="of:cell-content-is-in-list(&quot;TRUE&quot;;&quot;FALSE&quot;)" table:allow-empty-cell="true" table:display-list="unsorted" table:base-cell-address="data_field.E1">
          <table:error-message table:message-type="stop" table:display="true"/>
        </table:content-validation>
        <table:content-validation table:name="val4" table:base-cell-address="data_field.F2">
          <table:error-message table:message-type="stop" table:display="true"/>
        </table:content-validation>
      </table:content-validations>
      <table:table table:name="data_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sort_rows_by</text:p>
          </table:table-cell>
        </table:table-row>
        <table:table-row table:style-name="ro1">
          <table:table-cell office:value-type="string" calcext:value-type="string">
            <text:p>additional_ta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ontributing_rol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ontribut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reation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data_field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data_tabl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fandom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fandom_category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media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occurrenc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_category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cess_stag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process_status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additional_tag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archive_warning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haracter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fandom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fandom_category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for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pairing_category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sect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status_by_stag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recurring_occas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cmed_accoun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cmed_platform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urce_credi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template_type</text:p>
          </table:table-cell>
          <table:table-cell office:value-type="string" calcext:value-type="string">
            <text:p>display_name</text:p>
          </table:table-cell>
        </table:table-row>
      </table:table>
      <table:table table:name="data_field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eign_key_table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default_value</text:p>
          </table:table-cell>
          <table:table-cell office:value-type="string" calcext:value-type="string">
            <text:p>part_of_display_name</text:p>
          </table:table-cell>
          <table:table-cell office:value-type="string" calcext:value-type="string">
            <text:p>display_in_table</text:p>
          </table:table-cell>
          <table:table-cell office:value-type="string" calcext:value-type="string">
            <text:p>display_order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ontributing_rol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project_section_contributed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account_to_credit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ontributing_rol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multivoice_character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haracter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ao3_cocreator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creation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data_tabl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from_foreign_tabl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data_field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part_of_display_nam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default_valu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display_in_tabl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4" table:content-validation-name="val4" table:formula="of:=&quot;TRUE&quot;" office:value-type="string" office:string-value="TRUE" calcext:value-type="string">
            <text:p>TRU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display_order_in_table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 office:value-type="float" office:value="1000000" calcext:value-type="float">
            <text:p>100000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data_table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data_table</text:p>
          </table:table-cell>
          <table:table-cell office:value-type="string" calcext:value-type="string">
            <text:p>sort_rows_b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 office:value-type="string" calcext:value-type="string">
            <text:p>ID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default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_category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fandom_categor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language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creation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reation_typ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ath_to_raw_fi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ath_to_compressed_fi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audio_cover_art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order_in_project_section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 office:value-type="float" office:value="1" calcext:value-type="float">
            <text:p>1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display_in_work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direct_hosting_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image_alt_tex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media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_typ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content-validation-name="val1" office:value-type="string" calcext:value-type="string">
            <text:p>media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occas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recurring_occas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AO3_coll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AO3_serie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occasion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type</text:p>
          </table:table-cell>
          <table:table-cell office:value-type="string" calcext:value-type="string">
            <text:p>requires_recipient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default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_category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airing_category</text:p>
          </table:table-cell>
          <table:table-cell office:value-type="string" calcext:value-type="string">
            <text:p>default_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_category</text:p>
          </table:table-cell>
          <table:table-cell office:value-type="string" calcext:value-type="string">
            <text:p>detailed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uniqu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usag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cess_stag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cess_stage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cess_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cess_status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Gdrive_folder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IA_item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AO3_wor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additional_tag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rchive_warnin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chive_warnin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archive_warning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haracter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fandom_category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fandom_category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_category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occasion_occurrenc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occasion_occurrenc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recipien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square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short_promp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full_promp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airing_category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_category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_category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oject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section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section_numb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1" calcext:value-type="float">
            <text:p>1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rating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template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template_typ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template_languag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languag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AO3_wor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Twitter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Tumblr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DW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cess_stag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cess_status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last_updated</text:p>
          </table:table-cell>
          <table:table-cell office:value-type="string" calcext:value-type="string">
            <text:p>DATE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1" office:value-type="boolean" office:boolean-value="true" calcext:value-type="boolean">
            <text:p>TRUE</text:p>
          </table:table-cell>
          <table:table-cell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recurring_occas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recurring_occas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occasion_typ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platform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ers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main_ao3_pseud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socmed_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creator_from_databas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creator_from_tex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parent_work_on_AO3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blanket_permission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template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style-name="ce2" table:content-validation-name="val2"/>
          <table:table-cell table:style-name="ce2" table:content-validation-name="val3"/>
          <table:table-cell table:style-name="ce4" table:content-validation-name="val4"/>
          <table:table-cell table:number-columns-repeated="3"/>
        </table:table-row>
        <table:table-row table:style-name="ro1" table:number-rows-repeated="1048436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</table:table>
      <table:named-expressions/>
      <table:database-ranges>
        <table:database-range table:name="__Anonymous_Sheet_DB__0" table:target-range-address="data_table.A1:data_table.AMJ1048576">
          <table:sort>
            <table:sort-by table:field-number="1" table:data-type="automatic"/>
          </table:sort>
        </table:database-range>
        <table:database-range table:name="__Anonymous_Sheet_DB__1" table:target-range-address="data_field.A1:data_field.I13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H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06:57.221389037</meta:creation-date>
    <dc:date>2024-11-07T19:51:15.875928824</dc:date>
    <meta:editing-duration>PT7H14M54S</meta:editing-duration>
    <meta:editing-cycles>39</meta:editing-cycles>
    <meta:generator>LibreOffice/7.3.7.2$Linux_X86_64 LibreOffice_project/30$Build-2</meta:generator>
    <meta:document-statistic meta:table-count="2" meta:cell-count="1104" meta:object-count="0"/>
  </office:meta>
</office:document-meta>
</file>